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Wingdings" svg:font-family="Wingdings" style:font-family-generic="decorative" style:font-pitch="variable" svg:panose-1="5 0 0 0 0 0 0 0 0 0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paragraph-properties fo:margin-bottom="0.1965in" fo:line-height="150%"/>
      <style:text-properties style:font-name="Arial"/>
    </style:style>
    <style:style style:name="P4" style:parent-style-name="Textbody" style:list-style-name="LFO1" style:family="paragraph">
      <style:paragraph-properties fo:margin-bottom="0in" fo:line-height="150%"/>
      <style:text-properties style:font-name="Arial"/>
    </style:style>
    <style:style style:name="P5" style:parent-style-name="Textbody" style:list-style-name="LFO1" style:family="paragraph">
      <style:paragraph-properties fo:margin-bottom="0in" fo:line-height="150%"/>
      <style:text-properties style:font-name="Arial"/>
    </style:style>
    <style:style style:name="P6" style:parent-style-name="Textbody" style:list-style-name="LFO1" style:family="paragraph">
      <style:paragraph-properties fo:margin-bottom="0in" fo:line-height="150%"/>
      <style:text-properties style:font-name="Arial"/>
    </style:style>
    <style:style style:name="P7" style:parent-style-name="Textbody" style:list-style-name="LFO1" style:family="paragraph">
      <style:paragraph-properties fo:margin-bottom="0in" fo:line-height="150%"/>
      <style:text-properties style:font-name="Arial"/>
    </style:style>
    <style:style style:name="P8" style:parent-style-name="Textbody" style:list-style-name="LFO1" style:family="paragraph">
      <style:paragraph-properties fo:margin-bottom="0in" fo:line-height="150%"/>
      <style:text-properties style:font-name="Arial"/>
    </style:style>
    <style:style style:name="P9" style:parent-style-name="Textbody" style:list-style-name="LFO1" style:family="paragraph">
      <style:paragraph-properties fo:margin-bottom="0in" fo:line-height="150%"/>
      <style:text-properties style:font-name="Arial"/>
    </style:style>
    <style:style style:name="P10" style:parent-style-name="Textbody" style:family="paragraph">
      <style:paragraph-properties fo:line-height="150%"/>
      <style:text-properties style:font-name="Arial"/>
    </style:style>
    <style:style style:name="P11" style:parent-style-name="Standard" style:family="paragraph">
      <style:text-properties style:font-name="Arial"/>
    </style:style>
  </office:automatic-styles>
  <office:body>
    <office:text text:use-soft-page-breaks="true">
      <text:p text:style-name="P1">Construid<text:s/>un documento XML con<text:s/>validación<text:s/>DTD interna y comprobad que está bien formado y su validez.<text:s/></text:p>
      <text:p text:style-name="P2"/>
      <text:p text:style-name="P3">Se deben tener en cuenta las siguientes características: </text:p>
      <text:list text:style-name="LFO1" text:continue-numbering="true">
        <text:list-item>
          <text:p text:style-name="P4">El título original de una película sólo aparecerá cuando la película no sea española. </text:p>
        </text:list-item>
        <text:list-item>
          <text:p text:style-name="P5">Es posible que en un momento dado una película esté pendiente de clasificación. En caso de que esté clasificada siempre deberá indicar los años para los que se recomienda: tp (todos los públicos), 8, 12, 16 o 18. </text:p>
        </text:list-item>
        <text:list-item>
          <text:p text:style-name="P6">No siempre existe una web con la información de la película. </text:p>
        </text:list-item>
        <text:list-item>
          <text:p text:style-name="P7">Se quiere guardar información sobre el fichero gráfico que contiene el cartel de la película. Este fichero no siempre está disponible. </text:p>
        </text:list-item>
        <text:list-item>
          <text:p text:style-name="P8">En caso de que no se proporcione el año de una película se asumirá que es el<text:s/>2003. </text:p>
        </text:list-item>
        <text:list-item>
          <text:p text:style-name="P9">En el reparto deberá aparecer un actor como mínimo. </text:p>
        </text:list-item>
      </text:list>
      <text:p text:style-name="P10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Wingdings" svg:font-family="Wingdings" style:font-family-generic="decorative" style:font-pitch="variable" svg:panose-1="5 0 0 0 0 0 0 0 0 0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2-03-30T09:12:00Z</meta:creation-date>
    <dc:date>2022-03-30T17:27:00Z</dc:date>
    <meta:template xlink:href="Normal.dotm" xlink:type="simple"/>
    <meta:editing-cycles>2</meta:editing-cycles>
    <meta:editing-duration>PT180S</meta:editing-duration>
    <meta:document-statistic meta:page-count="1" meta:paragraph-count="1" meta:word-count="123" meta:character-count="799" meta:row-count="5" meta:non-whitespace-character-count="677"/>
  </office:meta>
</office:document-meta>
</file>